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5.29mm" svg:height="44.51mm" svg:x="29.22mm" svg:y="19.66mm">
            <loext:p draw:notify-on-update-of-ranges="Sheet1.A1:Sheet1.A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7:17:49.018173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8:45:07.718551620</meta:creation-date>
    <dc:date>2015-08-18T17:25:06.532021353</dc:date>
    <meta:editing-duration>PT10M12S</meta:editing-duration>
    <meta:editing-cycles>5</meta:editing-cycles>
    <meta:generator>LibreOffice/5.0.1.1$Linux_X86_64 LibreOffice_project/13f702ca819ea5b9f8605782c852d5bb513b3891</meta:generator>
    <dc:creator>Laurent Balland-Poirier</dc:creator>
    <meta:document-statistic meta:table-count="1" meta:cell-count="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3cm" svg:height="4.452cm" xlink:href=".." xlink:type="simple" chart:class="chart:scatter" chart:style-name="ch1">
        <chart:plot-area chart:style-name="ch2" table:cell-range-address="Sheet1.A1:Sheet1.B4" svg:x="0.13cm" svg:y="0.089cm" svg:width="6.27cm" svg:height="4.274cm">
          <chartooo:coordinate-region svg:x="0.566cm" svg:y="0.288cm" svg:width="5.66cm" svg:height="3.428cm"/>
          <chart:axis chart:dimension="x" chart:name="primary-x" chart:style-name="ch3"/>
          <chart:axis chart:dimension="y" chart:name="primary-y" chart:style-name="ch4"/>
          <chart:series chart:style-name="ch5" chart:values-cell-range-address="Sheet1.B1:Sheet1.B4" chart:class="chart:scatter">
            <chart:domain table:cell-range-address="Sheet1.A1:Sheet1.A4"/>
            <chart:regression-curve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4</svg:desc>
                </draw:g>
              </table:table-cell>
              <table:table-cell office:value-type="float" office:value="1">
                <text:p>1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1$Linux_X86_64 LibreOffice_project/13f702ca819ea5b9f8605782c852d5bb513b389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